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9925" officeooo:paragraph-rsid="0001b006"/>
    </style:style>
    <style:style style:name="P2" style:family="paragraph" style:parent-style-name="Text_20_body">
      <style:text-properties fo:font-weight="bold" officeooo:rsid="000cf517" officeooo:paragraph-rsid="0001b006" style:font-weight-asian="bold" style:font-weight-complex="bold"/>
    </style:style>
    <style:style style:name="P3" style:family="paragraph" style:parent-style-name="Text_20_body">
      <style:text-properties officeooo:rsid="000cf517" officeooo:paragraph-rsid="0001b006"/>
    </style:style>
    <style:style style:name="P4" style:family="paragraph" style:parent-style-name="Text_20_body">
      <style:text-properties fo:font-style="italic" officeooo:rsid="001088c8" officeooo:paragraph-rsid="0001b006" style:font-style-asian="italic" style:font-style-complex="italic"/>
    </style:style>
    <style:style style:name="P5" style:family="paragraph" style:parent-style-name="Text_20_body">
      <style:text-properties officeooo:paragraph-rsid="0001b006"/>
    </style:style>
    <style:style style:name="P6" style:family="paragraph" style:parent-style-name="Text_20_body">
      <style:text-properties fo:font-style="italic" officeooo:rsid="0012481e" officeooo:paragraph-rsid="0001b006" style:font-style-asian="italic" style:font-style-complex="italic"/>
    </style:style>
    <style:style style:name="P7" style:family="paragraph" style:parent-style-name="Text_20_body">
      <style:text-properties officeooo:rsid="00119925" officeooo:paragraph-rsid="000377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481e" style:font-style-asian="italic" style:font-style-complex="italic"/>
    </style:style>
    <style:style style:name="T3" style:family="text">
      <style:text-properties fo:font-style="italic" officeooo:rsid="000f9113" style:font-style-asian="italic" style:font-style-complex="italic"/>
    </style:style>
    <style:style style:name="T4" style:family="text">
      <style:text-properties fo:font-style="italic" officeooo:rsid="0017241d" style:font-style-asian="italic" style:font-style-complex="italic"/>
    </style:style>
    <style:style style:name="T5" style:family="text">
      <style:text-properties fo:font-style="italic" officeooo:rsid="000377ba" style:font-style-asian="italic" style:font-style-complex="italic"/>
    </style:style>
    <style:style style:name="T6" style:family="text">
      <style:text-properties fo:font-style="italic" fo:font-weight="normal" officeooo:rsid="0017241d" style:font-style-asian="italic" style:font-weight-asian="normal" style:font-style-complex="italic" style:font-weight-complex="normal"/>
    </style:style>
    <style:style style:name="T7" style:family="text">
      <style:text-properties officeooo:rsid="000f9113"/>
    </style:style>
    <style:style style:name="T8" style:family="text">
      <style:text-properties officeooo:rsid="0011992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1b00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Exercice </text:span><text:span text:style-name="Strong_20_Emphasis"><text:span text:style-name="T10">1</text:span></text:span><text:line-break/>f est une fonction affine. On sait que f(-2)=1 et f(1)=-2. Quelle est son expression? <text:s/><text:span text:style-name="T4">( f(x)=-x-1 )</text:span></text:p>
      <text:p text:style-name="P2"><text:span text:style-name="Strong_20_Emphasis">Exercice </text:span><text:span text:style-name="Strong_20_Emphasis"><text:span text:style-name="T10">2</text:span></text:span><text:line-break/><text:span text:style-name="T9">f est une fonction affine. On sait que f(3)=32 et f(5)=40. Détermine l'expression de cette fonction sous la forme f(x)=ax+b. Quelles valeurs trouves-tu pour a et b? <text:s/></text:span><text:span text:style-name="T6">( a=4 <text:s/>b=20 )</text:span></text:p>
      <text:p text:style-name="P2">Exercice <text:span text:style-name="T10">3</text:span></text:p>
      <text:p text:style-name="P3">Trouver les <text:span text:style-name="T7">points d’</text:span>intersection avec l’axes des abscisse, <text:span text:style-name="T7">avec</text:span> l’axes des ordonnées <text:span text:style-name="T7">et avec</text:span> <text:span text:style-name="T7">la droite d’équation </text:span><text:span text:style-name="T3">y=2x+1</text:span><text:span text:style-name="T7"> </text:span>des fonctions suivantes.<text:span text:style-name="T7"> </text:span></text:p>
      <text:p text:style-name="P3"><draw:frame draw:style-name="fr1" draw:name="Object6" text:anchor-type="as-char" svg:y="-0.437cm" svg:width="3.687cm" svg:height="0.5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 text:c="4"/><draw:frame draw:style-name="fr1" draw:name="Object7" text:anchor-type="as-char" svg:y="-0.619cm" svg:width="3.373cm" svg:height="0.9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4">( Inter de f avec axes abscisse : <text:s text:c="2"/>x=3/2 <text:s text:c="2"/>et <text:s text:c="2"/>x=4</text:p>
      <text:p text:style-name="P4"><text:s text:c="2"/>Inter de f avec axes ordonnées : <text:s text:c="2"/>y=12</text:p>
      <text:p text:style-name="P4"><text:s text:c="2"/>Inter de f avec y=2x+1 : (1;3) <text:s text:c="2"/>et (11/2 ;12)</text:p>
      <text:p text:style-name="P4"><text:s text:c="2"/>Inter de g avec axes abscisse : <text:s text:c="2"/>x=<text:span text:style-name="T8">1</text:span>/<text:span text:style-name="T8">3</text:span> <text:s text:c="2"/>et <text:s text:c="2"/>x=<text:span text:style-name="T8">1/2</text:span></text:p>
      <text:p text:style-name="P4"><text:s text:c="2"/>Inter de g avec axes ordonnées : <text:s text:c="2"/><text:span text:style-name="T8">pas d’intersection car x=0 valeur interdite </text:span></text:p>
      <text:p text:style-name="P4"><text:s text:c="2"/>Inter de g avec y=2x+1 : <draw:frame draw:style-name="fr1" draw:name="Object8" text:anchor-type="as-char" svg:y="-0.707cm" svg:width="3.829cm" svg:height="1.13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<text:span text:style-name="T8">et <text:s text:c="2"/></text:span><text:span text:style-name="T8"><draw:frame draw:style-name="fr1" draw:name="Object9" text:anchor-type="as-char" svg:y="-0.707cm" svg:width="3.958cm" svg:height="1.13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<text:s/></text:span>)</text:p>
      <text:p text:style-name="P2">Exercice <text:span text:style-name="T10">4</text:span></text:p>
      <text:p text:style-name="P3">Étudier le signe des fonctions suivantes </text:p>
      <text:p text:style-name="P3"><text:span text:style-name="T4"><draw:frame draw:style-name="fr1" draw:name="Object3" text:anchor-type="as-char" svg:y="-0.681cm" svg:width="3.119cm" svg:height="1.05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<text:s text:c="4"/></text:span><text:span text:style-name="T4"><draw:frame draw:style-name="fr1" draw:name="Object4" text:anchor-type="as-char" svg:y="-0.437cm" svg:width="5.366cm" svg:height="0.55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<text:s text:c="4"/></text:span><text:span text:style-name="T4"><draw:frame draw:style-name="fr1" draw:name="Object5" text:anchor-type="as-char" svg:y="-0.619cm" svg:width="3.501cm" svg:height="0.99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<text:p text:style-name="P7"><text:span text:style-name="T4">( </text:span><text:span text:style-name="T1">f</text:span><text:span text:style-name="T5">&gt;</text:span><text:span text:style-name="T1">0 si <text:s/>1&lt;x&lt;2 <text:s/>ou <text:s/>x&gt;4 <text:s/>; <text:s text:c="4"/>f=0 pour x=1 <text:s/></text:span><text:span text:style-name="T2">ou </text:span><text:span text:style-name="T1"><text:s/>x=2  <text:s/>; <text:s text:c="3"/>f</text:span><text:span text:style-name="T5">&lt;</text:span><text:span text:style-name="T1">0 si <text:s/>x&lt;1 <text:s/>ou 2&lt;x&lt;4</text:span></text:p>
      <text:p text:style-name="P1"><text:span text:style-name="T1"><text:s text:c="2"/>g&gt;0 si <text:s/></text:span><text:span text:style-name="T2">1/2&lt;x&lt;1 <text:s/>ou <text:s/>x&gt;1  <text:s/>; <text:s text:c="2"/>g=0 si <text:s/>x=1  <text:s/>; <text:s text:c="2"/>g&lt;0 si <text:s/>x&lt;1/2</text:span></text:p>
      <text:p text:style-name="P6"><text:s text:c="2"/>t&gt;0 si <text:s/>x&lt;1/2 <text:s/>ou <text:s/>1&lt;x&lt;3  <text:s/>; <text:s text:c="2"/>t=0 si <text:s/>x=1/2 <text:s/>ou <text:s/>x=3  <text:s text:c="2"/>; <text:s text:c="2"/>t&lt;0 si <text:s/>1/2&lt;x&lt;1 <text:s/>ou <text:s/>x&gt;3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3:48:46.808316524</meta:creation-date>
    <dc:date>2019-11-28T15:44:50.597775472</dc:date>
    <meta:editing-duration>PT3M35S</meta:editing-duration>
    <meta:editing-cycles>2</meta:editing-cycles>
    <meta:generator>LibreOffice/6.0.7.3$Linux_X86_64 LibreOffice_project/00m0$Build-3</meta:generator>
    <meta:document-statistic meta:table-count="0" meta:image-count="0" meta:object-count="7" meta:page-count="1" meta:paragraph-count="17" meta:word-count="195" meta:character-count="1069" meta:non-whitespace-character-count="78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2</mn>
          <mo stretchy="false">+</mo>
          <mn>2</mn>
        </mrow>
      </mrow>
      <mrow>
        <msup>
          <mi>x</mi>
          <mn>2</mn>
        </msup>
        <mo stretchy="false">−</mo>
        <mn>11</mn>
      </mrow>
      <mi>x</mi>
    </mrow>
    <annotation encoding="StarMath 5.0">f( x ) = 12+2x^2-11x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frac>
          <mn>1</mn>
          <mrow>
            <mn>2</mn>
            <mi>x</mi>
          </mrow>
        </mfrac>
        <mo stretchy="false">−</mo>
        <mfrac>
          <mn>5</mn>
          <mn>2</mn>
        </mfrac>
      </mrow>
    </mrow>
    <annotation encoding="StarMath 5.0">g( x ) = 3x + 1 over { 2x } - 5 over 2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frac>
            <mrow>
              <mn>7</mn>
              <mo stretchy="false">+</mo>
              <msqrt>
                <mn>41</mn>
              </msqrt>
            </mrow>
            <mn>4</mn>
          </mfrac>
          <mi>;</mi>
          <mrow>
            <mfrac>
              <mrow>
                <mn>7</mn>
                <mo stretchy="false">+</mo>
                <msqrt>
                  <mn>41</mn>
                </msqrt>
              </mrow>
              <mn>2</mn>
            </mfrac>
            <mo stretchy="false">+</mo>
            <mn>1</mn>
          </mrow>
        </mrow>
      </mrow>
      <mo fence="true" stretchy="true">)</mo>
    </mrow>
    <annotation encoding="StarMath 5.0">left ( { 7+sqrt{41} } over 4 ; { 7+sqrt{41} } over 2+1 right ) 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frac>
            <mrow>
              <mn>7</mn>
              <mo stretchy="false">−</mo>
              <msqrt>
                <mn>41</mn>
              </msqrt>
            </mrow>
            <mn>4</mn>
          </mfrac>
          <mi>;</mi>
          <mrow>
            <mfrac>
              <mrow>
                <mn>7</mn>
                <mo stretchy="false">−</mo>
                <msqrt>
                  <mn>41</mn>
                </msqrt>
              </mrow>
              <mn>2</mn>
            </mfrac>
            <mo stretchy="false">+</mo>
            <mn>1</mn>
          </mrow>
        </mrow>
      </mrow>
      <mo fence="true" stretchy="true">)</mo>
    </mrow>
    <annotation encoding="StarMath 5.0">left ( { 7-sqrt{41} } over 4 ; { 7-sqrt{41} } over 2+1 right )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</mrow>
          <mrow>
            <mi>x</mi>
            <mo stretchy="false">−</mo>
            <mn>4</mn>
          </mrow>
        </mfrac>
      </mrow>
    </mrow>
    <annotation encoding="StarMath 5.0">f( x ) = {x^2-3x+2} over {x-4} 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row>
                <mo stretchy="false">−</mo>
                <mn>2</mn>
              </mrow>
              <mrow>
                <msup>
                  <mi>x</mi>
                  <mn>2</mn>
                </msup>
                <mo stretchy="false">+</mo>
                <mn>4</mn>
              </mrow>
              <mrow>
                <mi>x</mi>
                <mo stretchy="false">−</mo>
                <mn>2</mn>
              </mrow>
            </mrow>
          </mrow>
          <mo fence="true" stretchy="false">)</mo>
        </mrow>
      </mrow>
      <mrow>
        <mo fence="true" stretchy="false">(</mo>
        <mrow>
          <mrow>
            <mrow>
              <mn>1</mn>
              <mo stretchy="false">−</mo>
              <mn>2</mn>
            </mrow>
            <mi>x</mi>
          </mrow>
        </mrow>
        <mo fence="true" stretchy="false">)</mo>
      </mrow>
    </mrow>
    <annotation encoding="StarMath 5.0">g( x ) = (-2x^2+4x-2) (1-2x) 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n>2</mn>
            <mrow>
              <mi>x</mi>
              <mo stretchy="false">−</mo>
              <mn>1</mn>
            </mrow>
          </mfrac>
          <mo stretchy="false">−</mo>
          <mn>2</mn>
        </mrow>
      </mrow>
      <mrow>
        <mi>x</mi>
        <mo stretchy="false">+</mo>
        <mn>5</mn>
      </mrow>
    </mrow>
    <annotation encoding="StarMath 5.0">t( x ) = {2} over {x-1} -2x+5</annotation>
  </semantics>
</math>
</file>